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No</text:p>
          </table:table-cell>
          <table:table-cell office:value-type="string" calcext:value-type="string">
            <text:p>Command struggle actions/reactions not supported</text:p>
          </table:table-cell>
          <table:table-cell/>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07608695652174" calcext:value-type="float">
            <text:p>0.907608695652174</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0:49:52.055634000</dc:date>
    <meta:editing-duration>P3DT12H32M42S</meta:editing-duration>
    <meta:editing-cycles>121</meta:editing-cycles>
    <meta:generator>LibreOffice/25.2.1.2$Windows_X86_64 LibreOffice_project/d3abf4aee5fd705e4a92bba33a32f40bc4e56f49</meta:generator>
    <meta:document-statistic meta:table-count="1" meta:cell-count="588" meta:object-count="0"/>
  </office:meta>
</office:document-meta>
</file>